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Solutions de transmissions d'electricité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Les frises - Léo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La problematique - Lé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Liste des technologies - Blais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ablées - Blais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2">Laser &amp; micro-ondes - Quenti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Inductives – vite fait - Blais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2">CMRS - Quenti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2">Solenoide parralleles - Quentin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2">Réponse a la problematique - Léo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ruc pour les questions – Qui veut s'en occuper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4T16:37:08.391596376</meta:creation-date>
    <dc:date>2015-01-24T18:06:13.895345785</dc:date>
    <meta:editing-duration>PT1H29M7S</meta:editing-duration>
    <meta:editing-cycles>2</meta:editing-cycles>
    <meta:generator>LibreOffice/4.3.5.2.0$Linux_X86_64 LibreOffice_project/430m0$Build-2</meta:generator>
    <meta:document-statistic meta:object-count="54"/>
  </office:meta>
</office:document-meta>
</file>